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4327in"/>
    </style:style>
    <style:style style:name="ro1" style:family="table-row">
      <style:table-row-properties style:row-height="0.8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Serif" fo:font-size="32pt" fo:font-weight="bold" style:font-name-asian="Noto Serif CJK SC" style:font-size-asian="32pt" style:font-name-complex="Liberation Serif" style:font-size-complex="32pt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 fo:font-size="20pt" style:font-size-asian="20pt" style:font-size-complex="20pt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/>
    </style:style>
    <style:style style:name="ce12" style:family="table-cell" style:parent-style-name="Default">
      <style:table-cell-properties fo:background-color="#000000" style:shadow="#808080 -0.0693in 0.0693in"/>
      <style:text-properties fo:color="#88133d" style:font-name="Courier Prime"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298df7" style:font-name="MonoLisa-MediumItalic"/>
    </style:style>
    <style:style style:name="ce15" style:family="table-cell" style:parent-style-name="Default">
      <style:table-cell-properties fo:background-color="#000000"/>
      <style:text-properties style:text-outline="false" style:text-line-through-style="none" style:text-line-through-type="none" style:font-name="Fira Mono Medium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  <style:text-properties fo:color="#298df7" style:font-name="MonoLisa-Medium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Data Structures: 1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217. Contains Duplicat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. Two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88. Merge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350. Intersection of Two Array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121. Best Time to Buy and Sell St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566. Reshape the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18. Pascal's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36. Valid Sudoku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74. Search a 2D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387. First Unique Character in a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383. Ransom Not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242. Valid Anagr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41. Linked List Cyc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21. Merge Two Sorted Li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203. Remove Linked List Elemen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206. Reverse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83. Remove Duplicates from Sort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20. Vali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232. Implement Queue using Stack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44. Binary Tree Pre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94. Binary Tree In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145. Binary Tree Post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102. Binary Tree Level 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104. Maximum Depth of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101. Symmetric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226. Invert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12.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700. Search in a Binary Search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701. Insert into a Binary Search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98. Validate Binary Search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653. Two Sum IV - Input is a B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235. Lowest Common Ancestor of a Binary Search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4" table:number-rows-repeated="7">
          <table:table-cell table:style-name="ce2"/>
          <table:table-cell table:number-columns-repeated="1023"/>
        </table:table-row>
        <table:table-row table:style-name="ro5">
          <table:table-cell table:style-name="ce2"/>
          <table:table-cell/>
          <table:table-cell table:style-name="ce8" office:value-type="string" calcext:value-type="string" table:number-columns-spanned="4" table:number-rows-spanned="1">
            <text:p>Data Structures: 2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3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4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4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4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136. Single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69. Majority Elemen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5. 3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75. Sort Colo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56. Merge Interval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706. Design HashMa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119. Pascal's Triangl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48. Rotate Ima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59. Spiral Matrix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240. Search a 2D Matrix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435. Non-overlapping Interval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334. Increasing Triplet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238. Product of Array Except Self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560. Subarray Sum Equals 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415. Add 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409. Longest Palindro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290. Word Patter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63. Partition Label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49. Group Anagram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43. Multiply 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87. Repeated DNA Seque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2. Add Two Numb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142. Linked List Cycl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160. Intersection of Two Linked Li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82. Remove Duplicates from Sorted List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24. Swap Nodes in P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707. Design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25. Reverse Nodes in k-Grou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143. Reorder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55. Min Sta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1249. Minimum Remove to Make Vali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1823. Find the Winner of the Circular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108. Convert Sorted Array to Binary Search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105. Construct Binary Tree from Preorder and In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103. Binary Tree Zigzag Level Order Travers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199. Binary Tree Right Side View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113. Path Sum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450. Delete Node in a B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230. Kth Smallest Element in a B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173. Binary Search Tree Iterato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236. Lowest Common Ancestor of a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297. Serialize and Deserialize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997. Find the Town Jud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1557. Minimum Number of Vertices to Reach All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841. Keys and Room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215. Kth Largest Element in an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347. Top K Frequent Elemen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451. Sort Characters By Frequenc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973. K Closest Points to Orig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4" table:number-rows-repeated="5">
          <table:table-cell table:style-name="ce2"/>
          <table:table-cell table:number-columns-repeated="1023"/>
        </table:table-row>
        <table:table-row table:style-name="ro5">
          <table:table-cell table:style-name="ce2"/>
          <table:table-cell/>
          <table:table-cell table:style-name="ce8" office:value-type="string" calcext:value-type="string" table:number-columns-spanned="4" table:number-rows-spanned="1">
            <text:p>Data Structures: 3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4" table:number-rows-repeated="3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4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4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4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325. Maximum Size Subarray Sum Equals 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151. Minimum Swaps to Group All 1's Togeth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588. Sum of All Odd Length Subarr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452. Minimum Number of Arrows to Burst Ballo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28. Longest Consecutive 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454. 4Sum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448. Find All Numbers Disappeared in an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427. Perform String Shif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409. Longest Palindro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187. Repeated DNA Seque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44. Wildcard Match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214. Shortest Palindro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634. Add Two Polynomials Represented as Linked Li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369. Plus One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48. Sort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38. Copy List with Random Poin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430. Flatten a Multilevel Doubly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281. Zigzag Iterato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394. Decode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739. Daily Temperatu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42. Trapping Rain Wa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402. Remove K Digi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456. 132 Patter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84. Largest Rectangle in Histogr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862. Shortest Subarray with Sum at Least 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602. Find Nearest Right Node in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469. Find All The Lonely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522. Diameter of N-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337. House Robber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325. Delete Leaves With a Given Valu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366. Find Leaves of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124. Binary Tree Max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968. Binary Tree Camera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886. Possible Bipartit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787. Cheapest Flights Within K Stop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261. Graph Valid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547. Number of Provi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990. Satisfiability of Equality Equ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1319. Number of Operations to Make Network Connecte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305. Number of Island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1579. Remove Max Number of Edges to Keep Graph Fully Traversab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323. Number of Connected Components in an Undirected Graph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1101. The Earliest Moment When Everyone Become Friend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253. Meeting Room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23. Merge k Sorted Li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378. Kth Smallest Element in a Sorted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295. Find Median from Data Stre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358. Rearrange String k Distance Apar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759. Employee Free Ti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/>
          <table:table-cell table:style-name="ce12" office:value-type="string" calcext:value-type="string">
            <text:p>218. The Skyline Proble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/>
          <table:table-cell table:style-name="ce12" office:value-type="string" calcext:value-type="string">
            <text:p>1756. Design Most Recently Used Queu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/>
          <table:table-cell table:style-name="ce12" office:value-type="string" calcext:value-type="string">
            <text:p>729. My Calendar 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/>
          <table:table-cell table:style-name="ce12" office:value-type="string" calcext:value-type="string">
            <text:p>1606. Find Servers That Handled Most Number of Reque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/>
          <table:table-cell table:style-name="ce12" office:value-type="string" calcext:value-type="string">
            <text:p>208. Implement Trie (Prefix Tree)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/>
          <table:table-cell table:style-name="ce12" office:value-type="string" calcext:value-type="string">
            <text:p>211. Design Add and Search Words Data Structu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/>
          <table:table-cell table:style-name="ce12" office:value-type="string" calcext:value-type="string">
            <text:p>1858. Longest Word With All Prefi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/>
          <table:table-cell table:style-name="ce12" office:value-type="string" calcext:value-type="string">
            <text:p>212. Word Search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/>
          <table:table-cell table:style-name="ce12" office:value-type="string" calcext:value-type="string">
            <text:p>336. Palindrome P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642. Design Search Autocomplete Syste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1b1b1b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2:48:07.193461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2:55:48.456051622</meta:creation-date>
    <dc:date>2022-02-22T02:54:27.625384393</dc:date>
    <meta:editing-duration>PT32M34S</meta:editing-duration>
    <meta:editing-cycles>3</meta:editing-cycles>
    <meta:generator>LibreOffice/7.1.7.2$Linux_X86_64 LibreOffice_project/10$Build-2</meta:generator>
    <meta:document-statistic meta:table-count="1" meta:cell-count="599" meta:object-count="0"/>
  </office:meta>
</office:document-meta>
</file>